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Price/U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CD 16*2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table:formula="of:=[.C2]*[.D2]"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GSM Module</text:p>
          </table:table-cell>
          <table:table-cell office:value-type="string" calcext:value-type="string">
            <text:p>SIM 800</text:p>
          </table:table-cell>
          <table:table-cell office:value-type="float" office:value="1" calcext:value-type="float">
            <text:p>1</text:p>
          </table:table-cell>
          <table:table-cell office:value-type="float" office:value="15950" calcext:value-type="float">
            <text:p>15950</text:p>
          </table:table-cell>
          <table:table-cell table:formula="of:=[.C3]*[.D3]" office:value-type="float" office:value="15950" calcext:value-type="float">
            <text:p>15950</text:p>
          </table:table-cell>
        </table:table-row>
        <table:table-row table:style-name="ro1">
          <table:table-cell office:value-type="string" calcext:value-type="string">
            <text:p>Ultrasonic sensor</text:p>
          </table:table-cell>
          <table:table-cell office:value-type="string" calcext:value-type="string">
            <text:p>HC 8266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table:formula="of:=[.C4]*[.D4]" office:value-type="float" office:value="4500" calcext:value-type="float">
            <text:p>4500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9V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formula="of:=[.C5]*[.D5]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C6]*[.D6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1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table:style-name="ce4" office:value-type="string" calcext:value-type="string">
            <text:p>Pump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00" calcext:value-type="float">
            <text:p>3000</text:p>
          </table:table-cell>
          <table:table-cell table:formula="of:=[.C8]*[.D8]"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Push button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formula="of:=[.C9]*[.D9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elay </text:p>
          </table:table-cell>
          <table:table-cell office:value-type="string" calcext:value-type="string">
            <text:p>5V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formula="of:=[.C10]*[.D10]" office:value-type="float" office:value="1500" calcext:value-type="float">
            <text:p>1500</text:p>
          </table:table-cell>
        </table:table-row>
        <table:table-row table:style-name="ro1">
          <table:table-cell table:style-name="ce4" office:value-type="string" calcext:value-type="string">
            <text:p>AT mega</text:p>
          </table:table-cell>
          <table:table-cell table:style-name="ce4" office:value-type="string" calcext:value-type="string">
            <text:p>328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500" calcext:value-type="float">
            <text:p>3500</text:p>
          </table:table-cell>
          <table:table-cell table:formula="of:=[.C11]*[.D11]"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Socket</text:p>
          </table:table-cell>
          <table:table-cell office:value-type="string" calcext:value-type="string">
            <text:p>28pins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[.C12]*[.D12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Oscillator</text:p>
          </table:table-cell>
          <table:table-cell office:value-type="string" calcext:value-type="string">
            <text:p>16MHZ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[.C13]*[.D13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22pf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formula="of:=[.C14]*[.D14]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table:formula="of:=[.C15]*[.D15]"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1n40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Regulator</text:p>
          </table:table-cell>
          <table:table-cell office:value-type="float" office:value="7805" calcext:value-type="float">
            <text:p>780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[.C17]*[.D17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office:value-type="string" calcext:value-type="string">
            <text:p>Kgl-hu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style-name="ce3" table:formula="of:=SUM([.E2:.E18])" office:value-type="float" office:value="46000" calcext:value-type="float">
            <text:p>46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11:53:47.4738161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31T20:23:55.807142133</meta:creation-date>
    <dc:date>2021-08-02T12:07:17.082626840</dc:date>
    <meta:editing-duration>PT30M25S</meta:editing-duration>
    <meta:editing-cycles>4</meta:editing-cycles>
    <meta:generator>LibreOffice/6.4.7.2$Linux_X86_64 LibreOffice_project/40$Build-2</meta:generator>
    <meta:document-statistic meta:table-count="1" meta:cell-count="90" meta:object-count="0"/>
  </office:meta>
</office:document-meta>
</file>